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621cm" fo:break-before="auto" style:use-optimal-row-height="true"/>
    </style:style>
    <style:style style:name="ro6" style:family="table-row">
      <style:table-row-properties style:row-height="1.395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" style:family="table-cell" style:parent-style-name="Default">
      <style:table-cell-properties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vertical-align="middle"/>
    </style:style>
    <style:style style:name="ce11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50e"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</style:style>
    <style:style style:name="ce20" style:family="table-cell" style:parent-style-name="Default">
      <style:table-cell-properties fo:background-color="#83caff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5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Arguments</text:p>
          </table:table-cell>
          <table:covered-table-cell table:number-columns-repeated="12" table:style-name="ce15"/>
          <table:table-cell table:number-columns-repeated="1009"/>
        </table:table-row>
        <table:table-row table:style-name="ro2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18" office:value-type="string" table:number-columns-spanned="6" table:number-rows-spanned="1">
            <text:p>Returns an AD,S and GPS,S message</text:p>
          </table:table-cell>
          <table:covered-table-cell table:number-columns-repeated="5" table:style-name="ce18"/>
          <table:table-cell table:number-columns-repeated="1012"/>
        </table:table-row>
        <table:table-row table:style-name="ro2">
          <table:table-cell office:value-type="string">
            <text:p>GETIDS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18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18"/>
          <table:table-cell table:number-columns-repeated="1012"/>
        </table:table-row>
        <table:table-row table:style-name="ro2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18" office:value-type="string" table:number-columns-spanned="6" table:number-rows-spanned="1">
            <text:p>Return IND message</text:p>
          </table:table-cell>
          <table:covered-table-cell table:number-columns-repeated="5" table:style-name="ce18"/>
          <table:table-cell table:number-columns-repeated="1012"/>
        </table:table-row>
        <table:table-row table:style-name="ro2">
          <table:table-cell office:value-type="string">
            <text:p>GETLASTID</text:p>
          </table:table-cell>
          <table:table-cell office:value-type="string">
            <text:p>GLID</text:p>
          </table:table-cell>
          <table:table-cell table:number-columns-repeated="4"/>
          <table:table-cell table:style-name="ce18" office:value-type="string" table:number-columns-spanned="6" table:number-rows-spanned="1">
            <text:p>Returns an LID message</text:p>
          </table:table-cell>
          <table:covered-table-cell table:number-columns-repeated="5" table:style-name="ce18"/>
          <table:table-cell table:number-columns-repeated="1012"/>
        </table:table-row>
        <table:table-row table:style-name="ro2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18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18"/>
          <table:table-cell table:number-columns-repeated="1012"/>
        </table:table-row>
        <table:table-row table:style-name="ro6">
          <table:table-cell table:number-columns-repeated="4"/>
          <table:table-cell table:style-name="ce5" office:value-type="string">
            <text:p>from ref no position</text:p>
          </table:table-cell>
          <table:table-cell table:style-name="ce5" office:value-type="string">
            <text:p>number of samples to send</text:p>
          </table:table-cell>
          <table:table-cell table:number-columns-repeated="1018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Values</text:p>
          </table:table-cell>
          <table:covered-table-cell table:number-columns-repeated="12" table:style-name="ce15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2"/>
          <table:table-cell table:number-columns-repeated="1022"/>
        </table:table-row>
        <table:table-row table:style-name="ro7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8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LASTI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LAST ID</text:p>
          </table:table-cell>
          <table:table-cell office:value-type="string">
            <text:p>LID</text:p>
          </table:table-cell>
          <table:table-cell office:value-type="string">
            <text:p>current 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S</text:p>
          </table:table-cell>
          <table:table-cell table:number-columns-repeated="1023"/>
        </table:table-row>
        <table:table-row table:style-name="ro2">
          <table:table-cell office:value-type="string">
            <text:p>LIST OF IDS</text:p>
          </table:table-cell>
          <table:table-cell office:value-type="string">
            <text:p>IDS</text:p>
          </table:table-cell>
          <table:table-cell office:value-type="string">
            <text:p>id</text:p>
          </table:table-cell>
          <table:table-cell office:value-type="string">
            <text:p>enabled</text:p>
          </table:table-cell>
          <table:table-cell table:number-columns-repeated="2"/>
          <table:table-cell table:style-name="ce18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</text:p>
          </table:table-cell>
          <table:table-cell table:number-columns-repeated="1023"/>
        </table:table-row>
        <table:table-row table:style-name="ro9">
          <table:table-cell table:style-name="ce5" office:value-type="string">
            <text:p>INDEX (header)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samples</text:p>
          </table:table-cell>
          <table:table-cell table:style-name="ce5" office:value-type="string">
            <text:p>no of refs</text:p>
          </table:table-cell>
          <table:table-cell table:style-name="Default"/>
          <table:table-cell table:style-name="ce5"/>
          <table:table-cell table:style-name="Default"/>
          <table:table-cell table:style-name="ce5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REFS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EFERENCES of ID</text:p>
          </table:table-cell>
          <table:table-cell office:value-type="string">
            <text:p>REF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ref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GETBATCH</text:p>
          </table:table-cell>
          <table:table-cell table:number-columns-repeated="1023"/>
        </table:table-row>
        <table:table-row table:style-name="ro2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id</text:p>
          </table:table-cell>
          <table:table-cell office:value-type="string">
            <text:p>ref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table:style-name="ce18" office:value-type="string" table:number-columns-spanned="6" table:number-rows-spanned="1">
            <text:p>Both ref and refstat is 0 if start != 0</text:p>
          </table:table-cell>
          <table:covered-table-cell table:number-columns-repeated="5" table:style-name="ce20"/>
          <table:table-cell table:number-columns-repeated="1010"/>
        </table:table-row>
        <table:table-row table:style-name="ro2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16"/>
          <table:table-cell table:number-columns-repeated="2"/>
          <table:table-cell table:style-name="ce18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10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19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office:value-type="string">
            <text:p>End of data</text:p>
          </table:table-cell>
          <table:table-cell office:value-type="string">
            <text:p>AD,DE</text:p>
          </table:table-cell>
          <table:table-cell office:value-type="string">
            <text:p>checksum</text:p>
          </table:table-cell>
          <table:table-cell table:style-name="Default"/>
          <table:table-cell table:number-columns-repeated="2"/>
          <table:table-cell table:style-name="ce18" office:value-type="string" table:number-columns-spanned="6" table:number-rows-spanned="1">
            <text:p>Checksum XOR of binary data, 8 bit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Error respones: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9" office:value-type="string" table:number-columns-spanned="3" table:number-rows-spanned="1">
            <text:p>Error codes (defined in rf.h and buoy.py):</text:p>
          </table:table-cell>
          <table:covered-table-cell/>
          <table:covered-table-cell table:style-name="Default"/>
          <table:table-cell table:number-columns-repeated="1021"/>
        </table:table-row>
        <table:table-row table:style-name="ro2">
          <table:table-cell table:style-name="ce10" office:value-type="string">
            <text:p>E_CONFIRM</text:p>
          </table:table-cell>
          <table:table-cell table:style-name="ce13"/>
          <table:table-cell table:style-name="ce10" office:value-type="float" office:value="0">
            <text:p>0</text:p>
          </table:table-cell>
          <table:table-cell table:style-name="ce17" table:number-columns-spanned="7" table:number-rows-spanned="1"/>
          <table:covered-table-cell table:number-columns-repeated="6"/>
          <table:table-cell table:number-columns-repeated="1014"/>
        </table:table-row>
        <table:table-row table:style-name="ro2">
          <table:table-cell table:style-name="ce10" office:value-type="string">
            <text:p>E_BADCOMMAND</text:p>
          </table:table-cell>
          <table:table-cell table:style-name="ce13"/>
          <table:table-cell table:style-name="ce10" office:value-type="float" office:value="1">
            <text:p>1</text:p>
          </table:table-cell>
          <table:table-cell table:style-name="ce17" office:value-type="string" table:number-columns-spanned="7" table:number-rows-spanned="1">
            <text:p>Bad arguments have been given or the command can somehow not be executed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10" office:value-type="string">
            <text:p>E_UNKNOWNCOMMAND</text:p>
          </table:table-cell>
          <table:table-cell table:style-name="ce13"/>
          <table:table-cell table:style-name="ce10" office:value-type="float" office:value="2">
            <text:p>2</text:p>
          </table:table-cell>
          <table:table-cell table:style-name="ce17" office:value-type="string" table:number-columns-spanned="7" table:number-rows-spanned="1">
            <text:p>An unknown command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10" office:value-type="string">
            <text:p>E_SDUNAVAILABLE</text:p>
          </table:table-cell>
          <table:table-cell table:style-name="ce13"/>
          <table:table-cell table:style-name="ce10" office:value-type="float" office:value="3">
            <text:p>3</text:p>
          </table:table-cell>
          <table:table-cell table:style-name="ce17" office:value-type="string" table:number-columns-spanned="7" table:number-rows-spanned="1">
            <text:p>The SD card is not available, reflects: store-&gt;SD_AVAILABLE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10" office:value-type="string">
            <text:p>E_NOSUCHID</text:p>
          </table:table-cell>
          <table:table-cell table:style-name="ce13"/>
          <table:table-cell table:style-name="ce10" office:value-type="float" office:value="4">
            <text:p>4</text:p>
          </table:table-cell>
          <table:table-cell table:style-name="ce17" office:value-type="string" table:number-columns-spanned="7" table:number-rows-spanned="1">
            <text:p>The id requested (e.g. by GETID or GETBATCH) does not exist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10" office:value-type="string">
            <text:p>E_NOSUCHREF</text:p>
          </table:table-cell>
          <table:table-cell table:style-name="ce13"/>
          <table:table-cell table:style-name="ce10" office:value-type="float" office:value="5">
            <text:p>5</text:p>
          </table:table-cell>
          <table:table-cell table:style-name="ce17" office:value-type="string" table:number-columns-spanned="7" table:number-rows-spanned="1">
            <text:p>The ref requested by GETBATCH does not exist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10" office:value-type="string">
            <text:p>E_NOSUCHSAMPLE</text:p>
          </table:table-cell>
          <table:table-cell table:style-name="ce13"/>
          <table:table-cell table:style-name="ce10" office:value-type="float" office:value="6">
            <text:p>6</text:p>
          </table:table-cell>
          <table:table-cell table:style-name="ce17" office:value-type="string" table:number-columns-spanned="7" table:number-rows-spanned="1">
            <text:p>The sample does not exist, the data file does not contain enough samples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10" office:value-type="string">
            <text:p>E_NOSUCHDAT</text:p>
          </table:table-cell>
          <table:table-cell table:style-name="ce13"/>
          <table:table-cell table:style-name="ce10" office:value-type="float" office:value="7">
            <text:p>7</text:p>
          </table:table-cell>
          <table:table-cell table:style-name="ce17" office:value-type="string" table:number-columns-spanned="7" table:number-rows-spanned="1">
            <text:p>The dat file does not exist or cannot be opened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10" office:value-type="string">
            <text:p>E_BADDAT</text:p>
          </table:table-cell>
          <table:table-cell table:style-name="ce13"/>
          <table:table-cell table:style-name="ce10" office:value-type="float" office:value="8">
            <text:p>8</text:p>
          </table:table-cell>
          <table:table-cell table:style-name="ce17" office:value-type="string" table:number-columns-spanned="7" table:number-rows-spanned="1">
            <text:p>There was an error reading and sending the DAT file</text:p>
          </table:table-cell>
          <table:covered-table-cell table:number-columns-repeated="6"/>
          <table:table-cell table:number-columns-repeated="1014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0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5-20T17:24:43</dc:date>
    <dc:creator>Gaute Hope</dc:creator>
    <meta:editing-duration>P2DT21H35M7S</meta:editing-duration>
    <meta:editing-cycles>61</meta:editing-cycles>
    <meta:generator>LibreOffice/3.5$Linux_X86_64 LibreOffice_project/350m1$Build-202</meta:generator>
    <meta:document-statistic meta:table-count="3" meta:cell-count="123" meta:object-count="0"/>
  </office:meta>
</office:document-meta>
</file>